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ularExpression.Regular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ularExpression.setPatter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getRegexp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ularExpression.setPattern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ularExpression.getPattern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ularExpression.getRef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init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